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4619" officeooo:paragraph-rsid="00044619"/>
    </style:style>
    <style:style style:name="P2" style:family="paragraph" style:parent-style-name="Standard">
      <style:paragraph-properties fo:text-align="justify" style:justify-single-word="false"/>
      <style:text-properties officeooo:rsid="00044619" officeooo:paragraph-rsid="00054fbe"/>
    </style:style>
    <style:style style:name="P3" style:family="paragraph" style:parent-style-name="Standard">
      <style:paragraph-properties fo:text-align="justify" style:justify-single-word="false"/>
      <style:text-properties officeooo:rsid="00054fbe" officeooo:paragraph-rsid="00054fbe"/>
    </style:style>
    <style:style style:name="P4" style:family="paragraph" style:parent-style-name="Standard">
      <style:paragraph-properties fo:text-align="justify" style:justify-single-word="false"/>
      <style:text-properties officeooo:rsid="000738fe" officeooo:paragraph-rsid="000738fe"/>
    </style:style>
    <style:style style:name="P5" style:family="paragraph" style:parent-style-name="Standard">
      <style:paragraph-properties fo:text-align="justify" style:justify-single-word="false"/>
      <style:text-properties officeooo:rsid="000738fe" officeooo:paragraph-rsid="00054fbe"/>
    </style:style>
    <style:style style:name="P6" style:family="paragraph" style:parent-style-name="Standard">
      <style:paragraph-properties fo:text-align="justify" style:justify-single-word="false"/>
      <style:text-properties officeooo:rsid="000b48ae" officeooo:paragraph-rsid="000b48ae"/>
    </style:style>
    <style:style style:name="P7" style:family="paragraph" style:parent-style-name="Standard">
      <style:paragraph-properties fo:text-align="justify" style:justify-single-word="false"/>
      <style:text-properties officeooo:rsid="000cfdca" officeooo:paragraph-rsid="000cfdca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44619" officeooo:paragraph-rsid="0004461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44619" officeooo:paragraph-rsid="0010721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54fbe"/>
    </style:style>
    <style:style style:name="P11" style:family="paragraph" style:parent-style-name="Standard">
      <style:paragraph-properties fo:text-align="justify" style:justify-single-word="false"/>
      <style:text-properties officeooo:rsid="000738fe" officeooo:paragraph-rsid="00054fbe"/>
    </style:style>
    <style:style style:name="P12" style:family="paragraph" style:parent-style-name="Standard">
      <style:paragraph-properties fo:text-align="justify" style:justify-single-word="false"/>
      <style:text-properties officeooo:rsid="000738fe" officeooo:paragraph-rsid="0020dc42"/>
    </style:style>
    <style:style style:name="P13" style:family="paragraph" style:parent-style-name="Standard">
      <style:paragraph-properties fo:text-align="justify" style:justify-single-word="false"/>
      <style:text-properties officeooo:rsid="000738fe" officeooo:paragraph-rsid="0021fa3b"/>
    </style:style>
    <style:style style:name="P14" style:family="paragraph" style:parent-style-name="Standard">
      <style:paragraph-properties fo:text-align="justify" style:justify-single-word="false"/>
      <style:text-properties officeooo:rsid="000738fe" officeooo:paragraph-rsid="00225a40"/>
    </style:style>
    <style:style style:name="P15" style:family="paragraph" style:parent-style-name="Standard">
      <style:paragraph-properties fo:text-align="justify" style:justify-single-word="false"/>
      <style:text-properties officeooo:rsid="000738fe" officeooo:paragraph-rsid="0023bc1f"/>
    </style:style>
    <style:style style:name="P16" style:family="paragraph" style:parent-style-name="Standard">
      <style:paragraph-properties fo:text-align="justify" style:justify-single-word="false"/>
      <style:text-properties officeooo:rsid="00098968" officeooo:paragraph-rsid="00098968"/>
    </style:style>
    <style:style style:name="P17" style:family="paragraph" style:parent-style-name="Standard">
      <style:paragraph-properties fo:text-align="justify" style:justify-single-word="false"/>
      <style:text-properties officeooo:rsid="000b48ae" officeooo:paragraph-rsid="000b48ae"/>
    </style:style>
    <style:style style:name="P18" style:family="paragraph" style:parent-style-name="Standard">
      <style:paragraph-properties fo:text-align="justify" style:justify-single-word="false"/>
      <style:text-properties officeooo:rsid="000f9be1" officeooo:paragraph-rsid="001ef485"/>
    </style:style>
    <style:style style:name="P19" style:family="paragraph" style:parent-style-name="Standard">
      <style:paragraph-properties fo:text-align="justify" style:justify-single-word="false"/>
      <style:text-properties officeooo:rsid="000b4a1d" officeooo:paragraph-rsid="000b4a1d"/>
    </style:style>
    <style:style style:name="P20" style:family="paragraph" style:parent-style-name="Standard">
      <style:paragraph-properties fo:text-align="justify" style:justify-single-word="false"/>
      <style:text-properties officeooo:rsid="000ebd2e" officeooo:paragraph-rsid="000f9be1"/>
    </style:style>
    <style:style style:name="P21" style:family="paragraph" style:parent-style-name="Standard">
      <style:paragraph-properties fo:text-align="justify" style:justify-single-word="false"/>
      <style:text-properties fo:font-size="20pt" fo:font-weight="bold" officeooo:rsid="00044619" officeooo:paragraph-rsid="00044619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0pt" fo:font-weight="bold" officeooo:rsid="00054fbe" officeooo:paragraph-rsid="00054fbe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6pt" fo:font-weight="bold" officeooo:rsid="00044619" officeooo:paragraph-rsid="00044619" style:font-size-asian="16pt" style:font-weight-asian="bold" style:font-size-complex="16pt" style:font-weight-complex="bold"/>
    </style:style>
    <style:style style:name="T1" style:family="text">
      <style:text-properties officeooo:rsid="00054fbe"/>
    </style:style>
    <style:style style:name="T2" style:family="text">
      <style:text-properties officeooo:rsid="000e6443"/>
    </style:style>
    <style:style style:name="T3" style:family="text">
      <style:text-properties officeooo:rsid="0010721f"/>
    </style:style>
    <style:style style:name="T4" style:family="text">
      <style:text-properties officeooo:rsid="00122562"/>
    </style:style>
    <style:style style:name="T5" style:family="text">
      <style:text-properties officeooo:rsid="0019792d"/>
    </style:style>
    <style:style style:name="T6" style:family="text">
      <style:text-properties officeooo:rsid="001db0c0"/>
    </style:style>
    <style:style style:name="T7" style:family="text">
      <style:text-properties officeooo:rsid="001db0c0" fo:background-color="transparent" loext:char-shading-value="0"/>
    </style:style>
    <style:style style:name="T8" style:family="text">
      <style:text-properties officeooo:rsid="0020dc42"/>
    </style:style>
    <style:style style:name="T9" style:family="text">
      <style:text-properties officeooo:rsid="0021397d"/>
    </style:style>
    <style:style style:name="T10" style:family="text">
      <style:text-properties officeooo:rsid="0021fa3b"/>
    </style:style>
    <style:style style:name="T11" style:family="text">
      <style:text-properties officeooo:rsid="00225a40"/>
    </style:style>
    <style:style style:name="T12" style:family="text">
      <style:text-properties officeooo:rsid="0023bc1f"/>
    </style:style>
    <style:style style:name="T13" style:family="text">
      <style:text-properties officeooo:rsid="0024da21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officeooo:rsid="0010721f" style:font-size-asian="22pt" style:font-size-complex="22pt"/>
    </style:style>
    <style:style style:name="T16" style:family="text">
      <style:text-properties officeooo:rsid="00254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3"/><text:span text:style-name="T14">“</text:span><text:span text:style-name="T15">Battleship” game’s documentation </text:span></text:p>
      <text:p text:style-name="P8"/>
      <text:p text:style-name="P8"/>
      <text:p text:style-name="P21">Customer’<text:span text:style-name="T1">s</text:span> requirement</text:p>
      <text:p text:style-name="P1"/>
      <text:p text:style-name="P1">– <text:span text:style-name="T16">T</text:span>he program have to show game’s current stat<text:span text:style-name="T16">e</text:span>.</text:p>
      <text:p text:style-name="P2">– Any moment when user enter keyword the program have to show <text:span text:style-name="T1">the opposite of the player's field.<text:line-break/>e</text:span><text:span text:style-name="T7"> </text:span><text:span text:style-name="T1">: The keyword needs to be defined.</text:span></text:p>
      <text:p text:style-name="P2"/>
      <text:p text:style-name="P2"/>
      <text:p text:style-name="P22">Assumptions</text:p>
      <text:p text:style-name="P3"/>
      <text:p text:style-name="P10"><text:span text:style-name="T8">– The game is played with the user by computer.</text:span></text:p>
      <text:p text:style-name="P5">– <text:span text:style-name="T8">To become the winner of “Battleship” user must be able to sink all ships.</text:span></text:p>
      <text:p text:style-name="P12">– <text:span text:style-name="T8">There are one four-dimensional ship, two three-dimensional ships, three two-dimensional ships and four one-dimensional ships.</text:span></text:p>
      <text:p text:style-name="P12">– <text:span text:style-name="T8">The ship is marked with the symbol ‘X’ .</text:span></text:p>
      <text:p text:style-name="P12">– <text:span text:style-name="T9">The miss hit is marked with the symbol ‘*’.</text:span></text:p>
      <text:p text:style-name="P12">– <text:span text:style-name="T9">The injured ship is marked with the symbol ‘X’.</text:span></text:p>
      <text:p text:style-name="P12">– <text:span text:style-name="T9">The sank ship is marked with the symbol ‘x’.</text:span></text:p>
      <text:p text:style-name="P12">– <text:span text:style-name="T10">The game has two boards. The first for generated location of game’s ships, the second is for player inputs.</text:span></text:p>
      <text:p text:style-name="P14">– <text:span text:style-name="T6">The size of game-board is 10x10.</text:span></text:p>
      <text:p text:style-name="P12">– <text:span text:style-name="T10">The game has the ability to show instruction again at any time by inputing ‘h’.</text:span></text:p>
      <text:p text:style-name="P13">– <text:span text:style-name="T10">The game has the ability to show game’s generated board at any time by inputing ‘s’.</text:span></text:p>
      <text:p text:style-name="P13">– <text:span text:style-name="T10">The game has the ability to exit the game at any time by inputing ‘e’</text:span></text:p>
      <text:p text:style-name="P13">– <text:span text:style-name="T9">When game starts, the program prints the game instruction. </text:span></text:p>
      <text:p text:style-name="P13"><text:span text:style-name="T9">– User can see the current status of the game in every input.</text:span></text:p>
      <text:p text:style-name="P15">– <text:span text:style-name="T11">Each cell of the board is accessible by inputing two digits (e. g. 1.2). The first number is row, the second number is column.</text:span></text:p>
      <text:p text:style-name="P15">– <text:span text:style-name="T12">In any case the game prints appropriate message.</text:span></text:p>
      <text:p text:style-name="P15">– <text:span text:style-name="T12">If input is incorrect, the game prints appropriate message and continue game. </text:span></text:p>
      <text:p text:style-name="P5">– <text:span text:style-name="T12">When ship is sunk, the game note hit around the ship. But if user inputs hit in this array, the game prints appropriate message.</text:span></text:p>
      <text:p text:style-name="P5">– <text:span text:style-name="T13">If user hits in sunk ship, the game prints massage and continue game.</text:span></text:p>
      <text:p text:style-name="P5">– <text:span text:style-name="T13">If user shoot all board, he/she receive message that he/she win.</text:span></text:p>
      <text:p text:style-name="P16"/>
      <text:p text:style-name="P4"/>
      <text:p text:style-name="P6"/>
      <text:p text:style-name="P6"/>
      <text:p text:style-name="P6"/>
      <text:p text:style-name="P6"/>
      <text:p text:style-name="P18"/>
      <text:p text:style-name="P6"/>
      <text:p text:style-name="P19"/>
      <text:p text:style-name="P7"/>
      <text:p text:style-name="P7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1:27:01.096723906</meta:creation-date>
    <dc:date>2019-03-01T15:47:15.110700782</dc:date>
    <meta:editing-duration>PT1H15M9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297" meta:character-count="1711" meta:non-whitespace-character-count="1411"/>
  </office:meta>
</office:document-meta>
</file>